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Standard"><text:span text:style-name="T2">Features of Notification System</text:span>:</text:p>
      <text:p text:style-name="Standard"/>
      <text:p text:style-name="Standard"><text:span text:style-name="T3">A representation of an event that is being displayed in the form of a message</text:span>.</text:p>
      <text:p text:style-name="Standard"/>
      <text:p text:style-name="Standard">A<text:s/><text:span text:style-name="T4">notification</text:span><text:span text:style-name="T5"><text:s/></text:span>has following properties:</text:p>
      <text:p text:style-name="Standard"/>
      <text:p text:style-name="Standard">1. A title</text:p>
      <text:p text:style-name="Standard">2. A body (message)</text:p>
      <text:p text:style-name="Standard">3. A link embedded in the message</text:p>
      <text:p text:style-name="Standard">4. Date and Time of the generated notification</text:p>
      <text:p text:style-name="Standard"/>
      <text:p text:style-name="Standard"/>
      <text:p text:style-name="Standard"><text:span text:style-name="T6">Admin's Portal</text:span>:</text:p>
      <text:p text:style-name="Standard"/>
      <text:p text:style-name="Standard">1. Whenever a new operation (among the listed ones) has been performed, an entry should be made in the database 'Notification' table and it should be displayed on the admin's login. (Done)</text:p>
      <text:p text:style-name="Standard"/>
      <text:p text:style-name="Standard">2. All the notifications should contain a<text:s/>link, which<text:s/>will help the Admin to navigate to that page easily. (Done)</text:p>
      <text:p text:style-name="Standard"/>
      <text:p text:style-name="Standard">3. A new notification should be generated as soon<text:s/>as the operation is performed. The admin should not refresh the page again and again. (Done)</text:p>
      <text:p text:style-name="Standard"/>
      <text:p text:style-name="Standard">4. There should be an option for the admin to view all the notifications: “View All” (Done)</text:p>
      <text:p text:style-name="Standard"/>
      <text:p text:style-name="Standard">5. If the same kind of operation is being performed in a given time<text:s/>span, it should be displayed in<text:s/>a grouped format rather<text:s/>than separate ones like “4 new orders have been<text:s/>created”. (Done)</text:p>
      <text:p text:style-name="Standard"/>
      <text:p text:style-name="Standard">6. Ask the user to Login into the system first before showing the notifications using the Sessions concept. If the user Logs in, show<text:s/>the notifications else do<text:s/>not. After pressing Logout, the notification page should stop showing latest notifica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lyan, Shubham</dc:creator>
    <meta:creation-date>2015-06-12T18:57:00Z</meta:creation-date>
    <dc:date>2019-05-21T18:24:00Z</dc:date>
    <meta:template xlink:href="Normal.dotm" xlink:type="simple"/>
    <meta:editing-cycles>12</meta:editing-cycles>
    <meta:editing-duration>PT780S</meta:editing-duration>
    <meta:document-statistic meta:page-count="1" meta:paragraph-count="2" meta:word-count="189" meta:character-count="1270" meta:row-count="9" meta:non-whitespace-character-count="1083"/>
  </office:meta>
</office:document-meta>
</file>